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20d1c9" officeooo:paragraph-rsid="0020d1c9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>
      <style:text-properties officeooo:rsid="0020d1c9"/>
    </style:style>
    <style:style style:name="T1" style:family="text">
      <style:text-properties style:text-position="33% 8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Standard">Kotlin 是一个基于 JVM 的新的编程语言，由 <text:a xlink:type="simple" xlink:href="https://baike.baidu.com/item/JetBrains" office:target-frame-name="_blank" xlink:show="new">JetBrains</text:a> 开发。</text:p>
      <text:p text:style-name="Standard">Kotlin可以编译成Java字节码，也可以编译成JavaScript，方便在没有JVM的设备上运行。</text:p>
      <text:p text:style-name="Standard">JetBrains，作为目前广受欢迎的Java IDE <text:a xlink:type="simple" xlink:href="https://baike.baidu.com/item/IntelliJ" office:target-frame-name="_blank" xlink:show="new">IntelliJ</text:a> 的提供商，在 Apache 许可下已经开源其Kotlin 编程语言。</text:p>
      <text:p text:style-name="Standard">Kotlin已正式成为Android官方支持开发语言。</text:p>
      <text:p text:style-name="Standard"/>
      <text:p text:style-name="Standard"/>
      <text:p text:style-name="Standard">IDEA 全称 IntelliJ IDEA，是java语言开发的集成环境，IntelliJ在业界被公认为最好的java开发工具之一，尤其在智能代码助手、代码自动提示、重构、J2EE支持、各类版本工具(git、svn、github等)、JUnit、CVS整合、代码分析、 创新的GUI设计等方面的功能可以说是超常的。IDEA是<text:a xlink:type="simple" xlink:href="https://baike.baidu.com/item/JetBrains" office:target-frame-name="_blank" xlink:show="new">JetBrains</text:a>公司的产品，这家公司总部位于<text:a xlink:type="simple" xlink:href="https://baike.baidu.com/item/捷克共和国" office:target-frame-name="_blank" xlink:show="new">捷克共和国</text:a>的首都<text:a xlink:type="simple" xlink:href="https://baike.baidu.com/item/布拉格" office:target-frame-name="_blank" xlink:show="new">布拉格</text:a>，开发人员以严谨著称的东欧程序员为主。它的旗舰版本还支持HTML，CSS，PHP，MySQL，Python等。免费版只支持Java等少数语言。</text:p>
      <text:p text:style-name="Standard"/>
      <text:p text:style-name="Standard"/>
      <text:p text:style-name="Standard">Go是一种新的语言，一种并发的、带垃圾回收的、快速编译的语言。它具有以下特点：</text:p>
      <text:p text:style-name="Standard">它可以在一台计算机上用几秒钟的时间编译一个大型的Go程序。Go为软件构造提供了一种模型，它使依赖分析更加容易，且避免了大部分C风格include文件与库的开头。Go是静态类型的语言，它的类型系统没有层级。因此用户不需要在定义类型之间的关系上花费时间，这样感觉起来比典型的面向对象语言更轻量级。Go完全是垃圾回收型的语言，并为并发执行与通信提供了基本的支持。按照其设计，Go打算为多核机器上系统软件的构造提供一种方法。</text:p>
      <text:p text:style-name="Standard">Go是一种<text:a xlink:type="simple" xlink:href="https://baike.baidu.com/item/编译型语言" office:target-frame-name="_blank" xlink:show="new">编译型语言</text:a>，它结合了解释型语言的游刃有余，动态类型语言的开发效率，以及静态类型的安全性。它也打算成为现代的，支持网络与多核计算的语言。要满足这些目标，需要解决一些语言上的问题：一个富有表达能力但轻量级的类型系统，并发与垃圾回收机制，严格的依赖规范等等。这些无法通过库或工具解决好，因此Go也就应运而生了。</text:p>
      <text:p text:style-name="Standard"/>
      <text:p text:style-name="Standard"/>
      <text:p text:style-name="Standard">Python<text:span text:style-name="T1">[1]</text:span><text:bookmark text:name="ref_[1]_21087"/>  （英国发音：/ˈpaɪθən/ 美国发音：/ˈpaɪθɑːn/）, 是一种面向对象的解释型<text:a xlink:type="simple" xlink:href="https://baike.baidu.com/item/计算机程序设计语言" office:target-frame-name="_blank" xlink:show="new">计算机程序设计语言</text:a>，由荷兰人<text:a xlink:type="simple" xlink:href="https://baike.baidu.com/item/Guido%20van%20Rossum" office:target-frame-name="_blank" xlink:show="new">Guido van Rossum</text:a>于1989年发明，第一个公开发行版发行于1991年。</text:p>
      <text:p text:style-name="Standard">Python是纯粹的<text:a xlink:type="simple" xlink:href="https://baike.baidu.com/item/自由软件" office:target-frame-name="_blank" xlink:show="new">自由软件</text:a>， <text:a xlink:type="simple" xlink:href="https://baike.baidu.com/item/源代码/3969" office:target-frame-name="_blank" xlink:show="new">源代码</text:a>和<text:a xlink:type="simple" xlink:href="https://baike.baidu.com/item/解释器" office:target-frame-name="_blank" xlink:show="new">解释器</text:a>CPython遵循 <text:a xlink:type="simple" xlink:href="https://baike.baidu.com/item/GPL" office:target-frame-name="_blank" xlink:show="new">GPL</text:a>(<text:a xlink:type="simple" xlink:href="https://baike.baidu.com/item/GNU" office:target-frame-name="_blank" xlink:show="new">GNU</text:a> General Public License)协议<text:span text:style-name="T1">[2]</text:span><text:bookmark text:name="ref_[2]_21087"/>  。Python语法简洁清晰，特色之一是强制用空白符(white space)作为语句缩进。</text:p>
      <text:p text:style-name="Standard">Python具有丰富和强大的库。它常被昵称为<text:a xlink:type="simple" xlink:href="https://baike.baidu.com/item/胶水语言" office:target-frame-name="_blank" xlink:show="new">胶水语言</text:a>，能够把用其他语言制作的各种模块（尤其是<text:a xlink:type="simple" xlink:href="https://baike.baidu.com/item/C/7252092" office:target-frame-name="_blank" xlink:show="new">C</text:a>/<text:a xlink:type="simple" xlink:href="https://baike.baidu.com/item/C%2B%2B" office:target-frame-name="_blank" xlink:show="new">C++</text:a>）很轻松地联结在一起。常见的一种应用情形是，使用Python快速生成程序的原型（有时甚至是程序的最终界面），然后对其中<text:span text:style-name="T1">[3]</text:span><text:bookmark text:name="ref_[3]_21087"/>  有特别要求的部分，用更合适的语言改写，比如<text:a xlink:type="simple" xlink:href="https://baike.baidu.com/item/3D游戏" office:target-frame-name="_blank" xlink:show="new">3D游戏</text:a>中的图形渲染模块，性能要求特别高，就可以用C/C++重写，而后封装为Python可以调用的扩展类库。需要注意的是在您使用扩展类库时可能需要考虑平台问题，某些可能不提供<text:a xlink:type="simple" xlink:href="https://baike.baidu.com/item/跨平台" office:target-frame-name="_blank" xlink:show="new">跨平台</text:a>的实现。</text:p>
      <text:p text:style-name="Standard">7月20日，IEEE发布2017年编程语言排行榜：Python高居首位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Fallback" style:font-family-complex="'Droid Sans Fallback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12:18:18.014329514</meta:creation-date>
    <meta:generator>LibreOffice/4.2.8.2$Linux_x86 LibreOffice_project/420m0$Build-2</meta:generator>
    <dc:date>2017-08-09T17:17:01.676718466</dc:date>
    <meta:editing-duration>PT16H43M12S</meta:editing-duration>
    <meta:editing-cycles>8</meta:editing-cycles>
    <meta:document-statistic meta:table-count="0" meta:image-count="0" meta:object-count="0" meta:page-count="1" meta:paragraph-count="12" meta:word-count="1024" meta:character-count="1353" meta:non-whitespace-character-count="1322"/>
  </office:meta>
</office:document-meta>
</file>